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e6ff00" draw:textarea-horizontal-align="center" draw:textarea-vertical-align="middl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width="true" fo:min-height="1.655cm" fo:min-width="14.422cm"/>
    </style:style>
    <style:style style:name="P1" style:family="paragraph">
      <style:paragraph-properties fo:text-align="center"/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3" style:family="paragraph">
      <style:paragraph-properties fo:margin-left="0.635cm" fo:margin-right="0cm" fo:margin-top="0cm" fo:margin-bottom="0cm" fo:text-indent="-0.61cm">
        <style:tab-stops/>
      </style:paragraph-properties>
      <style:text-properties fo:font-size="8pt"/>
    </style:style>
    <style:style style:name="T1" style:family="text">
      <style:text-properties fo:font-family="'Courier New'" style:font-family-generic="modern" style:font-pitch="fixed"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5.24cm" svg:height="1.27cm" svg:x="0.521cm" svg:y="5.18cm">
          <text:p/>
        </draw:rect>
        <draw:rect draw:style-name="gr1" draw:text-style-name="P1" draw:layer="layout" svg:width="15.24cm" svg:height="1.27cm" svg:x="0.523cm" svg:y="1.354cm">
          <text:p/>
        </draw:rect>
        <draw:frame draw:style-name="gr2" draw:text-style-name="P3" draw:layer="layout" svg:width="17.431cm" svg:height="9.589cm" svg:x="-0.219cm" svg:y="-0.055cm">
          <draw:text-box>
            <text:p text:style-name="P2"><text:span text:style-name="T1">&lt;XCEDE xmlns="http://www.xcede.org/xcede-2"</text:span></text:p>
            <text:p text:style-name="P2"><text:span text:style-name="T1"><text:s text:c="2"/></text:span><text:span text:style-name="T1">xmlns:xsi="http://www.w3.org/2001/XMLSchema-instance" &gt;</text:span></text:p>
            <text:p text:style-name="P2"><text:span text:style-name="T1"><text:s/></text:span><text:span text:style-name="T1">&lt;analysis projectID="A" subjectID="1" visitID="1" studyID=”MR” episodeID="T1"&gt;</text:span></text:p>
            <text:p text:style-name="P2"><text:span text:style-name="T1"><text:s text:c="2"/></text:span><text:span text:style-name="T1">&lt;measurementGroup&gt;</text:span></text:p>
            <text:p text:style-name="P2"><text:span text:style-name="T1"><text:s text:c="3"/></text:span><text:span text:style-name="T1">&lt;entity xsi:type="anatomicalEntity_t" laterality="left"&gt;</text:span></text:p>
            <text:p text:style-name="P2"><text:span text:style-name="T1"><text:s text:c="4"/></text:span><text:span text:style-name="T1">&lt;label nomenclature="FreeSurferColorLUT" termID="2"&gt;Left-Cerebral-White-Matter&lt;/label&gt;</text:span></text:p>
            <text:p text:style-name="P2"><text:span text:style-name="T1"><text:s text:c="4"/></text:span><text:span text:style-name="T1">&lt;label nomenclature="NeuroLex" termID="birnlex_711"&gt;Cerebral white matter structure&lt;/label&gt;</text:span></text:p>
            <text:p text:style-name="P2"><text:span text:style-name="T1"><text:s text:c="3"/></text:span><text:span text:style-name="T1">&lt;/entity&gt;</text:span></text:p>
            <text:p text:style-name="P2"><text:span text:style-name="T1"><text:s text:c="3"/></text:span><text:span text:style-name="T1">&lt;observation name="NVoxels" type="integer"&gt;346721&lt;/observation&gt;</text:span></text:p>
            <text:p text:style-name="P2"><text:span text:style-name="T1"><text:s text:c="3"/></text:span><text:span text:style-name="T1">&lt;observation name="Volume_mm3" type="float" units="mm^3"&gt;346721.0&lt;/observation&gt;</text:span></text:p>
            <text:p text:style-name="P2"><text:span text:style-name="T1"><text:s text:c="3"/></text:span><text:span text:style-name="T1">&lt;observation name="normMean" type="float"&gt;102.9873&lt;/observation&gt;</text:span></text:p>
            <text:p text:style-name="P2"><text:span text:style-name="T1"><text:s text:c="3"/></text:span><text:span text:style-name="T1">&lt;observation name="normStdDev" type="float"&gt;8.5554&lt;/observation&gt;</text:span></text:p>
            <text:p text:style-name="P2"><text:span text:style-name="T1"><text:s text:c="3"/></text:span><text:span text:style-name="T1">&lt;observation name="normMin" type="float"&gt;52.0000&lt;/observation&gt;</text:span></text:p>
            <text:p text:style-name="P2"><text:span text:style-name="T1"><text:s text:c="3"/></text:span><text:span text:style-name="T1">&lt;observation name="normMax" type="float"&gt;119.0000&lt;/observation&gt;</text:span></text:p>
            <text:p text:style-name="P2"><text:span text:style-name="T1"><text:s text:c="2"/></text:span><text:span text:style-name="T1">&lt;/measurementGroup&gt;</text:span></text:p>
            <text:p text:style-name="P2"><text:span text:style-name="T1"><text:s text:c="2"/></text:span><text:span text:style-name="T1">&lt;measurementGroup&gt;</text:span></text:p>
            <text:p text:style-name="P2"><text:span text:style-name="T1"><text:s text:c="3"/></text:span><text:span text:style-name="T1">&lt;entity xsi:type="anatomicalEntity_t" laterality="left"&gt;</text:span></text:p>
            <text:p text:style-name="P2"><text:span text:style-name="T1"><text:s text:c="4"/></text:span><text:span text:style-name="T1">&lt;label nomenclature="FreeSurferColorLUT" termID="3"&gt;Left-Cerebral-Cortex&lt;/label&gt;</text:span></text:p>
            <text:p text:style-name="P2"><text:span text:style-name="T1"><text:s text:c="4"/></text:span><text:span text:style-name="T1">&lt;label nomenclature="NeuroLex" termID="birnlex_1494"&gt;Cerebral cortex&lt;/label&gt;</text:span></text:p>
            <text:p text:style-name="P2"><text:span text:style-name="T1"><text:s text:c="3"/></text:span><text:span text:style-name="T1">&lt;/entity&gt;</text:span></text:p>
            <text:p text:style-name="P2"><text:span text:style-name="T1"><text:s text:c="3"/></text:span><text:span text:style-name="T1">&lt;observation name="NVoxels" type="integer"&gt;328159&lt;/observation&gt;</text:span></text:p>
            <text:p text:style-name="P2"><text:span text:style-name="T1"><text:s text:c="3"/></text:span><text:span text:style-name="T1">&lt;observation name="Volume_mm3" type="float" units="mm^3"&gt;328159.0&lt;/observation&gt;</text:span></text:p>
            <text:p text:style-name="P2"><text:span text:style-name="T1"><text:s text:c="3"/></text:span><text:span text:style-name="T1">&lt;observation name="normMean" type="float"&gt;77.9667&lt;/observation&gt;</text:span></text:p>
            <text:p text:style-name="P2"><text:span text:style-name="T1"><text:s text:c="3"/></text:span><text:span text:style-name="T1">&lt;observation name="normStdDev" type="float"&gt;9.9390&lt;/observation&gt;</text:span></text:p>
            <text:p text:style-name="P2"><text:span text:style-name="T1"><text:s text:c="3"/></text:span><text:span text:style-name="T1">&lt;observation name="normMin" type="float"&gt;32.0000&lt;/observation&gt;</text:span></text:p>
            <text:p text:style-name="P2"><text:span text:style-name="T1"><text:s text:c="3"/></text:span><text:span text:style-name="T1">&lt;observation name="normMax" type="float"&gt;109.0000&lt;/observation&gt;</text:span></text:p>
            <text:p text:style-name="P2"><text:span text:style-name="T1"><text:s text:c="2"/></text:span><text:span text:style-name="T1">&lt;/measurementGroup&gt;</text:span></text:p>
            <text:p text:style-name="P2"><text:span text:style-name="T1"><text:s text:c="2"/></text:span><text:span text:style-name="T1">&lt;!-- ... --&gt;</text:span></text:p>
            <text:p text:style-name="P2"><text:span text:style-name="T1">&lt;/XCEDE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5.875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7-10-04T11:01:42</meta:creation-date>
    <dc:date>2011-02-28T09:34:09</dc:date>
    <dc:language>en-US</dc:language>
    <meta:editing-cycles>25</meta:editing-cycles>
    <meta:editing-duration>PT03H47M27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